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4b" officeooo:paragraph-rsid="0004084b"/>
    </style:style>
    <style:style style:name="P2" style:family="paragraph" style:parent-style-name="Standard">
      <style:text-properties officeooo:rsid="0008815c" officeooo:paragraph-rsid="0008815c"/>
    </style:style>
    <style:style style:name="P3" style:family="paragraph" style:parent-style-name="Standard">
      <style:text-properties officeooo:rsid="000959e7" officeooo:paragraph-rsid="000959e7"/>
    </style:style>
    <style:style style:name="P4" style:family="paragraph" style:parent-style-name="Standard">
      <style:text-properties officeooo:rsid="000b3241" officeooo:paragraph-rsid="000b3241"/>
    </style:style>
    <style:style style:name="P5" style:family="paragraph" style:parent-style-name="Standard">
      <style:text-properties officeooo:rsid="000b582d" officeooo:paragraph-rsid="000b582d"/>
    </style:style>
    <style:style style:name="P6" style:family="paragraph" style:parent-style-name="Standard">
      <style:text-properties officeooo:rsid="000faf4c" officeooo:paragraph-rsid="000faf4c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1b6e1" officeooo:paragraph-rsid="0011b6e1"/>
    </style:style>
    <style:style style:name="P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27495" officeooo:paragraph-rsid="00127495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27495" officeooo:paragraph-rsid="00127495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3080d" officeooo:paragraph-rsid="0013080d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a496" officeooo:paragraph-rsid="0015a496"/>
    </style:style>
    <style:style style:name="P1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677eb" officeooo:paragraph-rsid="001677eb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77eb" officeooo:paragraph-rsid="001677eb"/>
    </style:style>
    <style:style style:name="P1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71b64" officeooo:paragraph-rsid="00171b64"/>
    </style:style>
    <style:style style:name="P1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71b64" officeooo:paragraph-rsid="00171b64"/>
    </style:style>
    <style:style style:name="P1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7cc42" officeooo:paragraph-rsid="0017cc42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7e2c2" officeooo:paragraph-rsid="0017e2c2"/>
    </style:style>
    <style:style style:name="P1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7e2c2" officeooo:paragraph-rsid="0017e2c2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7f6d8" officeooo:paragraph-rsid="0017f6d8"/>
    </style:style>
    <style:style style:name="P20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0626in"/>
        </style:tab-stops>
      </style:paragraph-properties>
      <style:text-properties officeooo:rsid="0017f6d8" officeooo:paragraph-rsid="0017f6d8"/>
    </style:style>
    <style:style style:name="P21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0626in"/>
        </style:tab-stops>
      </style:paragraph-properties>
      <style:text-properties officeooo:rsid="0018eeeb" officeooo:paragraph-rsid="0018eeeb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7a0a" officeooo:paragraph-rsid="001a7a0a"/>
    </style:style>
    <style:style style:name="P2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a7a0a" officeooo:paragraph-rsid="001a7a0a"/>
    </style:style>
    <style:style style:name="P2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a7a0a" officeooo:paragraph-rsid="001a7a0a"/>
    </style:style>
    <style:style style:name="P2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b7744" officeooo:paragraph-rsid="001b7744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c2ce0" officeooo:paragraph-rsid="001c2ce0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2ce0" officeooo:paragraph-rsid="001c2ce0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f5b4" officeooo:paragraph-rsid="001cf5b4"/>
    </style:style>
    <style:style style:name="P29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cf5b4" officeooo:paragraph-rsid="001cf5b4"/>
    </style:style>
    <style:style style:name="P30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1cf5b4" officeooo:paragraph-rsid="001cf5b4"/>
    </style:style>
    <style:style style:name="P31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1cf5b4" officeooo:paragraph-rsid="001cf5b4"/>
    </style:style>
    <style:style style:name="P3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d66c2" officeooo:paragraph-rsid="001d66c2"/>
    </style:style>
    <style:style style:name="P33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1d66c2" officeooo:paragraph-rsid="001d66c2"/>
    </style:style>
    <style:style style:name="P3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1d66c2" officeooo:paragraph-rsid="001d66c2"/>
    </style:style>
    <style:style style:name="P3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f2ffa" officeooo:paragraph-rsid="001f2ffa"/>
    </style:style>
    <style:style style:name="P36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1f2ffa" officeooo:paragraph-rsid="001f2ffa"/>
    </style:style>
    <style:style style:name="P37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1f2ffa" officeooo:paragraph-rsid="001f2ffa"/>
    </style:style>
    <style:style style:name="P3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05084" officeooo:paragraph-rsid="00205084"/>
    </style:style>
    <style:style style:name="P3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5084" officeooo:paragraph-rsid="00205084"/>
    </style:style>
    <style:style style:name="P40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205084" officeooo:paragraph-rsid="00205084"/>
    </style:style>
    <style:style style:name="P41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05084" officeooo:paragraph-rsid="00205084"/>
    </style:style>
    <style:style style:name="P42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>
        <style:tab-stops>
          <style:tab-stop style:position="0.5in"/>
        </style:tab-stops>
      </style:paragraph-properties>
      <style:text-properties officeooo:rsid="00205084" officeooo:paragraph-rsid="00205084"/>
    </style:style>
    <style:style style:name="P43" style:family="paragraph" style:parent-style-name="Standard">
      <loext:graphic-properties draw:fill="none"/>
      <style:paragraph-properties fo:margin-left="1in" fo:margin-right="0in" fo:text-indent="0in" style:auto-text-indent="false" fo:background-color="transparent">
        <style:tab-stops>
          <style:tab-stop style:position="0.5in"/>
        </style:tab-stops>
      </style:paragraph-properties>
      <style:text-properties officeooo:rsid="00205084" officeooo:paragraph-rsid="00205084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1151a" officeooo:paragraph-rsid="0021151a"/>
    </style:style>
    <style:style style:name="P4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21151a" officeooo:paragraph-rsid="0021151a"/>
    </style:style>
    <style:style style:name="P4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243e7" officeooo:paragraph-rsid="002243e7"/>
    </style:style>
    <style:style style:name="P47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2243e7" officeooo:paragraph-rsid="002243e7"/>
    </style:style>
    <style:style style:name="P48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243e7" officeooo:paragraph-rsid="002243e7"/>
    </style:style>
    <style:style style:name="P4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2853c" officeooo:paragraph-rsid="0022853c"/>
    </style:style>
    <style:style style:name="P50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22853c" officeooo:paragraph-rsid="0022853c"/>
    </style:style>
    <style:style style:name="P51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2853c" officeooo:paragraph-rsid="0022853c"/>
    </style:style>
    <style:style style:name="P5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229caf" officeooo:paragraph-rsid="00229caf"/>
    </style:style>
    <style:style style:name="P5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229caf" officeooo:paragraph-rsid="00229caf"/>
    </style:style>
    <style:style style:name="P5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29caf" officeooo:paragraph-rsid="00229caf"/>
    </style:style>
    <style:style style:name="P5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31e86" officeooo:paragraph-rsid="00231e86"/>
    </style:style>
    <style:style style:name="P56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231e86" officeooo:paragraph-rsid="00231e86"/>
    </style:style>
    <style:style style:name="P57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36741" officeooo:paragraph-rsid="00236741"/>
    </style:style>
    <style:style style:name="P58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3b86e" officeooo:paragraph-rsid="0023b86e"/>
    </style:style>
    <style:style style:name="P59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55a23" officeooo:paragraph-rsid="00255a23"/>
    </style:style>
    <style:style style:name="P6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63fca" officeooo:paragraph-rsid="00263fca"/>
    </style:style>
    <style:style style:name="P61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rsid="00263fca" officeooo:paragraph-rsid="00263fca"/>
    </style:style>
    <style:style style:name="P62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88160" officeooo:paragraph-rsid="00288160"/>
    </style:style>
    <style:style style:name="P6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rsid="0029e0d0" officeooo:paragraph-rsid="0029e0d0"/>
    </style:style>
    <style:style style:name="T1" style:family="text">
      <style:text-properties officeooo:rsid="00046980"/>
    </style:style>
    <style:style style:name="T2" style:family="text">
      <style:text-properties officeooo:rsid="000542ed"/>
    </style:style>
    <style:style style:name="T3" style:family="text">
      <style:text-properties officeooo:rsid="000734c7"/>
    </style:style>
    <style:style style:name="T4" style:family="text">
      <style:text-properties officeooo:rsid="00077e3e"/>
    </style:style>
    <style:style style:name="T5" style:family="text">
      <style:text-properties officeooo:rsid="000b3241"/>
    </style:style>
    <style:style style:name="T6" style:family="text">
      <style:text-properties officeooo:rsid="000be930"/>
    </style:style>
    <style:style style:name="T7" style:family="text">
      <style:text-properties officeooo:rsid="000dd42a"/>
    </style:style>
    <style:style style:name="T8" style:family="text">
      <style:text-properties officeooo:rsid="000faf4c"/>
    </style:style>
    <style:style style:name="T9" style:family="text">
      <style:text-properties officeooo:rsid="0014547c"/>
    </style:style>
    <style:style style:name="T10" style:family="text">
      <style:text-properties officeooo:rsid="001484f6"/>
    </style:style>
    <style:style style:name="T11" style:family="text">
      <style:text-properties officeooo:rsid="00154c04"/>
    </style:style>
    <style:style style:name="T12" style:family="text">
      <style:text-properties officeooo:rsid="0027d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 mortems</text:p>
      <text:p text:style-name="P1"><text:tab/>what’s included in a postmortem</text:p>
      <text:p text:style-name="P1"><text:tab/><text:tab/>description of what happened (project outcomes, challenges encountered, successes achieved)</text:p>
      <text:p text:style-name="P1"><text:tab/><text:tab/>more a look at major events than minor events</text:p>
      <text:p text:style-name="P1"><text:tab/><text:tab/>understand what happened, what were the outcomes, what were challenges, what were successes</text:p>
      <text:p text:style-name="P1"><text:tab/><text:tab/><text:span text:style-name="T1">impact on stakeholders, users, timelines, or system performance</text:span></text:p>
      <text:p text:style-name="P1"><text:tab/><text:tab/><text:span text:style-name="T1">analysis of what contributed to both successes and failures</text:span></text:p>
      <text:p text:style-name="P1"><text:tab/><text:tab/><text:span text:style-name="T2">root causes of any problems or inefficiencies</text:span></text:p>
      <text:p text:style-name="P1"><text:tab/><text:tab/><text:span text:style-name="T2">action plan for improvement in future projects</text:span></text:p>
      <text:p text:style-name="P1"><text:tab/><text:span text:style-name="T3">blameless culture is essential</text:span></text:p>
      <text:p text:style-name="P1"><text:tab/><text:tab/><text:span text:style-name="T4">focused more on process and outcome than people</text:span></text:p>
      <text:p text:style-name="P2">Applying agile principles</text:p>
      <text:p text:style-name="P2"/>
      <text:p text:style-name="P4">Chapter 14 (Transformational Systems)</text:p>
      <text:p text:style-name="P2"/>
      <text:p text:style-name="P3">Chapter 15 <text:span text:style-name="T5">(Modeling and Design of Rule-Based Systems)</text:span></text:p>
      <text:p text:style-name="P5"><text:tab/>modeling and design of rule-based systems</text:p>
      <text:p text:style-name="P5"><text:tab/>decision tables and trees <text:span text:style-name="T6">(15.4) (page 332)</text:span></text:p>
      <text:p text:style-name="P5"><text:tab/><text:tab/>a way to communicate the rules</text:p>
      <text:p text:style-name="P5"><text:tab/><text:tab/>conditional stubs, explain the conditions necessary for an outcome</text:p>
      <text:p text:style-name="P5"><text:tab/><text:tab/><text:span text:style-name="T6">rules can result in multiple actions (marked with x)</text:span></text:p>
      <text:p text:style-name="P5"><text:tab/><text:span text:style-name="T7">Systematic Decision Table Construction</text:span><text:tab/></text:p>
      <text:p text:style-name="P5"><text:tab/><text:span text:style-name="T8">Progressive Decision Table Construction</text:span></text:p>
      <text:p text:style-name="P6"><text:tab/><text:tab/>Enter rules one at a time and finish them as soon as possible</text:p>
      <text:p text:style-name="P7">Quality aspect of the decision table</text:p>
      <text:p text:style-name="P8">completeness – <text:span text:style-name="T9">covers every possibility</text:span></text:p>
      <text:p text:style-name="P9">consistency – <text:span text:style-name="T10">no conflicts</text:span></text:p>
      <text:p text:style-name="P10">non-redundancy – <text:span text:style-name="T11">fix with indifference mark</text:span></text:p>
      <text:p text:style-name="P11">interpreter pattern</text:p>
      <text:p text:style-name="P12">a discount plan is defined by a set of rules</text:p>
      <text:p text:style-name="P13">interpreter pattern steps</text:p>
      <text:p text:style-name="P14">define a conditional-expression grammar</text:p>
      <text:p text:style-name="P15">construct a class diagram to represent and process conditional expressions</text:p>
      <text:p text:style-name="P16">convert each conditional expression into a parse tree (page 341)</text:p>
      <text:p text:style-name="P16">implement a context for looking up objects used by the conditional expression. This is usually a hash table</text:p>
      <text:p text:style-name="P16">interpret the conditional expression by traversing the parse tree in post-order</text:p>
      <text:p text:style-name="P17">interpreter pattern pros and cons</text:p>
      <text:p text:style-name="P18">it’s difficult to implement for a complex grammar</text:p>
      <text:p text:style-name="P19">machine learning</text:p>
      <text:p text:style-name="P20">based on rule-based algorithms</text:p>
      <text:p text:style-name="P21">collect raw data</text:p>
      <text:p text:style-name="P21">feed it into a machine learning algorithm</text:p>
      <text:p text:style-name="P21">the algorithm learns the rules</text:p>
      <text:p text:style-name="P22">applying agile principles</text:p>
      <text:p text:style-name="P23">rule based architectures are good for quality assurance.</text:p>
      <text:p text:style-name="P24">You will know all the rules, so you can make tests to follow all the rules</text:p>
      <text:p text:style-name="P25">test early and test often</text:p>
      <text:p text:style-name="P22"/>
      <text:p text:style-name="P26">chapter 16 – applying patterns</text:p>
      <text:p text:style-name="P28"><text:soft-page-break/>situation-specific patterns</text:p>
      <text:p text:style-name="P29">creational patterns</text:p>
      <text:p text:style-name="P30">abstract factory</text:p>
      <text:p text:style-name="P31">builder</text:p>
      <text:p text:style-name="P31">factory method</text:p>
      <text:p text:style-name="P31">prototype</text:p>
      <text:p text:style-name="P31">singleton</text:p>
      <text:p text:style-name="P32">structural patterns</text:p>
      <text:p text:style-name="P33">adapter</text:p>
      <text:p text:style-name="P34">bridge</text:p>
      <text:p text:style-name="P34">composite</text:p>
      <text:p text:style-name="P34">decorator</text:p>
      <text:p text:style-name="P34">facade</text:p>
      <text:p text:style-name="P34">flyweight</text:p>
      <text:p text:style-name="P34">proxy</text:p>
      <text:p text:style-name="P35">behavioral patterns</text:p>
      <text:p text:style-name="P36">chain of responsibility</text:p>
      <text:p text:style-name="P37">command</text:p>
      <text:p text:style-name="P37">interpreter</text:p>
      <text:p text:style-name="P37">iterator</text:p>
      <text:p text:style-name="P37">mediator</text:p>
      <text:p text:style-name="P37">memento</text:p>
      <text:p text:style-name="P37">observer</text:p>
      <text:p text:style-name="P37">state</text:p>
      <text:p text:style-name="P37">strategy</text:p>
      <text:p text:style-name="P37">template method</text:p>
      <text:p text:style-name="P37">visitor</text:p>
      <text:p text:style-name="P35"/>
      <text:p text:style-name="P38">pattern application process</text:p>
      <text:p text:style-name="P42">solution to a problem in a context</text:p>
      <text:p text:style-name="P43">steps</text:p>
      <text:p text:style-name="P40">perform design as usual</text:p>
      <text:p text:style-name="P41">design problem encountered</text:p>
      <text:p text:style-name="P41">search patterns</text:p>
      <text:p text:style-name="P41">patterns identified</text:p>
      <text:p text:style-name="P41">apply selected patterns</text:p>
      <text:p text:style-name="P41">design w/ patterns applied</text:p>
      <text:p text:style-name="P41">review resulting design</text:p>
      <text:p text:style-name="P41">validated design</text:p>
      <text:p text:style-name="P39"/>
      <text:p text:style-name="P44">composite pattern</text:p>
      <text:p text:style-name="P45">a structural pattern that organizes objects into tree structures, allowing clients to treat individual objects and groups of objects uniformly</text:p>
      <text:p text:style-name="P46">pros</text:p>
      <text:p text:style-name="P47">allows for simpler clients</text:p>
      <text:p text:style-name="P48">clients do not need to know if it has a primitive or an object</text:p>
      <text:p text:style-name="P49">cons</text:p>
      <text:p text:style-name="P49">applications</text:p>
      <text:p text:style-name="P50">agent oriented system</text:p>
      <text:p text:style-name="P51">if action plans are needed – they can be stored and sent to the client</text:p>
      <text:p text:style-name="P49"/>
      <text:p text:style-name="P52">iterator pattern</text:p>
      <text:p text:style-name="P53"><text:soft-page-break/>provides a way to access elements of an aggregated object</text:p>
      <text:p text:style-name="P54">sequentially accesses the underlining aggregate as separate items</text:p>
      <text:p text:style-name="P54">the iterator manages the list</text:p>
      <text:p text:style-name="P55">when to use</text:p>
      <text:p text:style-name="P56">need for sequential access</text:p>
      <text:p text:style-name="P57">decoupling iteration logic</text:p>
      <text:p text:style-name="P58">support for multiple iterators</text:p>
      <text:p text:style-name="P59">simplifying client code</text:p>
      <text:p text:style-name="P60">when to not use iterator design pattern</text:p>
      <text:p text:style-name="P61">when the collection is not accessed sequentially <text:span text:style-name="T12">(random access)</text:span></text:p>
      <text:p text:style-name="P62">when the collection is fixed (it would be overkill)</text:p>
      <text:p text:style-name="P63">when performance is critical</text:p>
      <text:p text:style-name="P63">when the language provides better alternatives</text:p>
      <text:p text:style-name="P60"/>
      <text:p text:style-name="P52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01:14.280803693</meta:creation-date>
    <dc:date>2026-02-06T09:49:33.394222977</dc:date>
    <meta:editing-duration>PT7H59M50S</meta:editing-duration>
    <meta:editing-cycles>45</meta:editing-cycles>
    <meta:generator>LibreOffice/24.2.7.2$Linux_X86_64 LibreOffice_project/420$Build-2</meta:generator>
    <meta:document-statistic meta:table-count="0" meta:image-count="0" meta:object-count="0" meta:page-count="3" meta:paragraph-count="107" meta:word-count="518" meta:character-count="3500" meta:non-whitespace-character-count="3053"/>
  </office:meta>
</office:document-meta>
</file>